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7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2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ores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hoober</text:p>
          </table:table-cell>
          <table:table-cell table:style-name="ce1" office:value-type="string" calcext:value-type="string">
            <text:p>Sporky</text:p>
          </table:table-cell>
          <table:table-cell table:style-name="ce1" office:value-type="string" calcext:value-type="string">
            <text:p>Shirpless</text:p>
          </table:table-cell>
          <table:table-cell table:style-name="ce1" office:value-type="string" calcext:value-type="string">
            <text:p>RandomThorn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Tommy</text:p>
          </table:table-cell>
          <table:table-cell table:style-name="ce1" office:value-type="string" calcext:value-type="string">
            <text:p>Kue</text:p>
          </table:table-cell>
          <table:table-cell table:style-name="ce1" office:value-type="string" calcext:value-type="string">
            <text:p>Shebani</text:p>
          </table:table-cell>
          <table:table-cell table:style-name="ce1" office:value-type="string" calcext:value-type="string">
            <text:p>Statsky</text:p>
          </table:table-cell>
          <table:table-cell table:style-name="ce1" office:value-type="string" calcext:value-type="string">
            <text:p>Schyph</text:p>
          </table:table-cell>
          <table:table-cell table:style-name="ce1" office:value-type="string" calcext:value-type="string">
            <text:p>Maladjusted Platypus</text:p>
          </table:table-cell>
          <table:table-cell table:style-name="ce1" office:value-type="string" calcext:value-type="string">
            <text:p>Nico252</text:p>
          </table:table-cell>
          <table:table-cell table:style-name="ce1" office:value-type="string" calcext:value-type="string">
            <text:p>evening</text:p>
          </table:table-cell>
          <table:table-cell table:style-name="ce1" office:value-type="string" calcext:value-type="string">
            <text:p>ert</text:p>
          </table:table-cell>
          <table:table-cell table:style-name="ce1"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Taste of Death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nted, Wast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’m Greed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ternet Brain Rot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NEZUMI Scheme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l foo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NGECORE</text:p>
          </table:table-cell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ance Past Midnigh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.7" calcext:value-type="float">
            <text:p>9.7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ath Sente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lass slipper</text:p>
          </table:table-cell>
          <table:table-cell office:value-type="float" office:value="8.5" calcext:value-type="float">
            <text:p>8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.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ROUND(AVERAGE([.B2:.B11]); 2)" office:value-type="float" office:value="6.5" calcext:value-type="float">
            <text:p>6.5</text:p>
          </table:table-cell>
          <table:table-cell table:formula="of:=ROUND(AVERAGE([.C2:.C11]); 2)" office:value-type="float" office:value="6.2" calcext:value-type="float">
            <text:p>6.2</text:p>
          </table:table-cell>
          <table:table-cell table:formula="of:=ROUND(AVERAGE([.D2:.D11]); 2)" office:value-type="float" office:value="6.86" calcext:value-type="float">
            <text:p>6.86</text:p>
          </table:table-cell>
          <table:table-cell table:formula="of:=ROUND(AVERAGE([.E2:.E11]); 2)" office:value-type="float" office:value="7.75" calcext:value-type="float">
            <text:p>7.75</text:p>
          </table:table-cell>
          <table:table-cell table:formula="of:=ROUND(AVERAGE([.F2:.F11]); 2)" office:value-type="float" office:value="5" calcext:value-type="float">
            <text:p>5</text:p>
          </table:table-cell>
          <table:table-cell table:formula="of:=ROUND(AVERAGE([.G2:.G11]); 2)" office:value-type="float" office:value="4.6" calcext:value-type="float">
            <text:p>4.6</text:p>
          </table:table-cell>
          <table:table-cell table:formula="of:=ROUND(AVERAGE([.H2:.H11]); 2)" office:value-type="float" office:value="6.87" calcext:value-type="float">
            <text:p>6.87</text:p>
          </table:table-cell>
          <table:table-cell table:formula="of:=ROUND(AVERAGE([.I2:.I11]); 2)" office:value-type="float" office:value="5.8" calcext:value-type="float">
            <text:p>5.8</text:p>
          </table:table-cell>
          <table:table-cell table:formula="of:=ROUND(AVERAGE([.J2:.J11]); 2)" office:value-type="float" office:value="5.62" calcext:value-type="float">
            <text:p>5.62</text:p>
          </table:table-cell>
          <table:table-cell table:formula="of:=ROUND(AVERAGE([.K2:.K11]); 2)" office:value-type="float" office:value="4.8" calcext:value-type="float">
            <text:p>4.8</text:p>
          </table:table-cell>
          <table:table-cell table:formula="of:=ROUND(AVERAGE([.L2:.L11]); 2)" office:value-type="float" office:value="4.7" calcext:value-type="float">
            <text:p>4.7</text:p>
          </table:table-cell>
          <table:table-cell table:formula="of:=ROUND(AVERAGE([.M2:.M11]); 2)" office:value-type="float" office:value="5.7" calcext:value-type="float">
            <text:p>5.7</text:p>
          </table:table-cell>
          <table:table-cell table:formula="of:=ROUND(AVERAGE([.N2:.N11]); 2)" office:value-type="float" office:value="5.1" calcext:value-type="float">
            <text:p>5.1</text:p>
          </table:table-cell>
          <table:table-cell table:formula="of:=ROUND(AVERAGE([.O2:.O11]); 2)" office:value-type="float" office:value="6.2" calcext:value-type="float">
            <text:p>6.2</text:p>
          </table:table-cell>
          <table:table-cell table:formula="of:=ROUND(AVERAGE([.P2:.P11]); 2)" office:value-type="float" office:value="4.95" calcext:value-type="float">
            <text:p>4.95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2:.B11])" office:value-type="float" office:value="7" calcext:value-type="float">
            <text:p>7</text:p>
          </table:table-cell>
          <table:table-cell table:formula="of:=MEDIAN([.C2:.C11])" office:value-type="float" office:value="7" calcext:value-type="float">
            <text:p>7</text:p>
          </table:table-cell>
          <table:table-cell table:formula="of:=MEDIAN([.D2:.D11])" office:value-type="float" office:value="7.15" calcext:value-type="float">
            <text:p>7.15</text:p>
          </table:table-cell>
          <table:table-cell table:formula="of:=MEDIAN([.E2:.E11])" office:value-type="float" office:value="8" calcext:value-type="float">
            <text:p>8</text:p>
          </table:table-cell>
          <table:table-cell table:formula="of:=MEDIAN([.F2:.F11])" office:value-type="float" office:value="5" calcext:value-type="float">
            <text:p>5</text:p>
          </table:table-cell>
          <table:table-cell table:formula="of:=MEDIAN([.G2:.G11])" office:value-type="float" office:value="4.5" calcext:value-type="float">
            <text:p>4.5</text:p>
          </table:table-cell>
          <table:table-cell table:formula="of:=MEDIAN([.H2:.H11])" office:value-type="float" office:value="7.25" calcext:value-type="float">
            <text:p>7.25</text:p>
          </table:table-cell>
          <table:table-cell table:formula="of:=MEDIAN([.I2:.I11])" office:value-type="float" office:value="5.5" calcext:value-type="float">
            <text:p>5.5</text:p>
          </table:table-cell>
          <table:table-cell table:formula="of:=MEDIAN([.J2:.J11])" office:value-type="float" office:value="6" calcext:value-type="float">
            <text:p>6</text:p>
          </table:table-cell>
          <table:table-cell table:formula="of:=MEDIAN([.K2:.K11])" office:value-type="float" office:value="5" calcext:value-type="float">
            <text:p>5</text:p>
          </table:table-cell>
          <table:table-cell table:formula="of:=MEDIAN([.L2:.L11])" office:value-type="float" office:value="5.5" calcext:value-type="float">
            <text:p>5.5</text:p>
          </table:table-cell>
          <table:table-cell table:formula="of:=MEDIAN([.M2:.M11])" office:value-type="float" office:value="5.5" calcext:value-type="float">
            <text:p>5.5</text:p>
          </table:table-cell>
          <table:table-cell table:formula="of:=MEDIAN([.N2:.N11])" office:value-type="float" office:value="5.5" calcext:value-type="float">
            <text:p>5.5</text:p>
          </table:table-cell>
          <table:table-cell table:formula="of:=MEDIAN([.O2:.O11])" office:value-type="float" office:value="6" calcext:value-type="float">
            <text:p>6</text:p>
          </table:table-cell>
          <table:table-cell table:formula="of:=MEDIAN([.P2:.P11])"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te of Death</text:p>
          </table:table-cell>
          <table:table-cell table:formula="of:=ROUND(AVERAGE([.B2:.Y2]); 2)" office:value-type="float" office:value="5.49" calcext:value-type="float">
            <text:p>5.49</text:p>
          </table:table-cell>
          <table:table-cell table:formula="of:=MEDIAN([.B2:.Y2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nted, Wasted</text:p>
          </table:table-cell>
          <table:table-cell table:formula="of:=ROUND(AVERAGE([.B3:.Y3]); 2)" office:value-type="float" office:value="6.63" calcext:value-type="float">
            <text:p>6.63</text:p>
          </table:table-cell>
          <table:table-cell table:formula="of:=MEDIAN([.B3:.Y3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’m Greedy</text:p>
          </table:table-cell>
          <table:table-cell table:formula="of:=ROUND(AVERAGE([.B4:.Y4]); 2)" office:value-type="float" office:value="2.39" calcext:value-type="float">
            <text:p>2.39</text:p>
          </table:table-cell>
          <table:table-cell table:formula="of:=MEDIAN([.B4:.Y4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rnet Brain Rot</text:p>
          </table:table-cell>
          <table:table-cell table:formula="of:=ROUND(AVERAGE([.B5:.Y5]); 2)" office:value-type="float" office:value="5.43" calcext:value-type="float">
            <text:p>5.43</text:p>
          </table:table-cell>
          <table:table-cell table:formula="of:=MEDIAN([.B5:.Y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ZUMI Scheme</text:p>
          </table:table-cell>
          <table:table-cell table:formula="of:=ROUND(AVERAGE([.B6:.Y6]); 2)" office:value-type="float" office:value="6.4" calcext:value-type="float">
            <text:p>6.4</text:p>
          </table:table-cell>
          <table:table-cell table:formula="of:=MEDIAN([.B6:.Y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l food</text:p>
          </table:table-cell>
          <table:table-cell table:formula="of:=ROUND(AVERAGE([.B7:.Y7]); 2)" office:value-type="float" office:value="5.76" calcext:value-type="float">
            <text:p>5.76</text:p>
          </table:table-cell>
          <table:table-cell table:formula="of:=MEDIAN([.B7:.Y7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RINGECORE</text:p>
          </table:table-cell>
          <table:table-cell table:formula="of:=ROUND(AVERAGE([.B8:.Y8]); 2)" office:value-type="float" office:value="5.16" calcext:value-type="float">
            <text:p>5.16</text:p>
          </table:table-cell>
          <table:table-cell table:formula="of:=MEDIAN([.B8:.Y8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nce Past Midnight</text:p>
          </table:table-cell>
          <table:table-cell table:formula="of:=ROUND(AVERAGE([.B9:.Y9]); 2)" office:value-type="float" office:value="7.48" calcext:value-type="float">
            <text:p>7.48</text:p>
          </table:table-cell>
          <table:table-cell table:formula="of:=MEDIAN([.B9:.Y9])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th Sentence</text:p>
          </table:table-cell>
          <table:table-cell table:formula="of:=ROUND(AVERAGE([.B10:.Y10]); 2)" office:value-type="float" office:value="4.77" calcext:value-type="float">
            <text:p>4.77</text:p>
          </table:table-cell>
          <table:table-cell table:formula="of:=MEDIAN([.B10:.Y10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lass slipper</text:p>
          </table:table-cell>
          <table:table-cell table:formula="of:=ROUND(AVERAGE([.B11:.Y11]); 2)" office:value-type="float" office:value="8.28" calcext:value-type="float">
            <text:p>8.28</text:p>
          </table:table-cell>
          <table:table-cell table:formula="of:=MEDIAN([.B11:.Y11]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Server Mean</text:p>
          </table:table-cell>
          <table:table-cell table:formula="of:=ROUND(AVERAGE([.B2:.T11]);2)" office:value-type="float" office:value="5.78" calcext:value-type="float">
            <text:p>5.78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erver Median</text:p>
          </table:table-cell>
          <table:table-cell table:formula="of:=ROUND(MEDIAN([.B2:.T11]);2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Server Mode</text:p>
          </table:table-cell>
          <table:table-cell table:formula="of:=ROUND(MODE([.B2:.T11]);2)" office:value-type="float" office:value="5" calcext:value-type="float">
            <text:p>5</text:p>
          </table:table-cell>
          <table:table-cell table:number-columns-repeated="14"/>
        </table:table-row>
      </table:table>
      <table:table table:name="analysis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/>
          <table:table-cell table:style-name="ce1" table:formula="of:=[scores.B1]" office:value-type="string" office:string-value="Shoober" calcext:value-type="string">
            <text:p>Shoober</text:p>
          </table:table-cell>
          <table:table-cell table:style-name="ce1" table:formula="of:=[scores.C1]" office:value-type="string" office:string-value="Sporky" calcext:value-type="string">
            <text:p>Sporky</text:p>
          </table:table-cell>
          <table:table-cell table:style-name="ce1" table:formula="of:=[scores.D1]" office:value-type="string" office:string-value="Shirpless" calcext:value-type="string">
            <text:p>Shirpless</text:p>
          </table:table-cell>
          <table:table-cell table:style-name="ce1" table:formula="of:=[scores.E1]" office:value-type="string" office:string-value="RandomThorn" calcext:value-type="string">
            <text:p>RandomThorn</text:p>
          </table:table-cell>
          <table:table-cell table:style-name="ce1" table:formula="of:=[scores.F1]" office:value-type="string" office:string-value="RC" calcext:value-type="string">
            <text:p>RC</text:p>
          </table:table-cell>
          <table:table-cell table:style-name="ce1" table:formula="of:=[scores.G1]" office:value-type="string" office:string-value="Tommy" calcext:value-type="string">
            <text:p>Tommy</text:p>
          </table:table-cell>
          <table:table-cell table:style-name="ce1" table:formula="of:=[scores.H1]" office:value-type="string" office:string-value="Kue" calcext:value-type="string">
            <text:p>Kue</text:p>
          </table:table-cell>
          <table:table-cell table:style-name="ce1" table:formula="of:=[scores.I1]" office:value-type="string" office:string-value="Shebani" calcext:value-type="string">
            <text:p>Shebani</text:p>
          </table:table-cell>
          <table:table-cell table:style-name="ce1" table:formula="of:=[#REF!]" office:value-type="string" office:string-value="" calcext:value-type="error">
            <text:p>#REF!</text:p>
          </table:table-cell>
          <table:table-cell table:style-name="ce1" table:formula="of:=[scores.J1]" office:value-type="string" office:string-value="Statsky" calcext:value-type="string">
            <text:p>Statsky</text:p>
          </table:table-cell>
          <table:table-cell table:style-name="ce1" table:formula="of:=[scores.K1]" office:value-type="string" office:string-value="Schyph" calcext:value-type="string">
            <text:p>Schyph</text:p>
          </table:table-cell>
          <table:table-cell table:style-name="ce1" table:formula="of:=[scores.L1]" office:value-type="string" office:string-value="Maladjusted Platypus" calcext:value-type="string">
            <text:p>Maladjusted Platypus</text:p>
          </table:table-cell>
          <table:table-cell table:style-name="ce1" table:formula="of:=[scores.M1]" office:value-type="string" office:string-value="Nico252" calcext:value-type="string">
            <text:p>Nico252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ROUND(AVERAGE([scores.B2:scores.B14]); 2)" office:value-type="float" office:value="6.54" calcext:value-type="float">
            <text:p>6.54</text:p>
          </table:table-cell>
          <table:table-cell table:formula="of:=ROUND(AVERAGE([scores.C2:scores.C14]); 2)" office:value-type="float" office:value="6.27" calcext:value-type="float">
            <text:p>6.27</text:p>
          </table:table-cell>
          <table:table-cell table:formula="of:=ROUND(AVERAGE([scores.D2:scores.D14]); 2)" office:value-type="float" office:value="6.88" calcext:value-type="float">
            <text:p>6.88</text:p>
          </table:table-cell>
          <table:table-cell table:formula="of:=ROUND(AVERAGE([scores.E2:scores.E14]); 2)" office:value-type="float" office:value="7.77" calcext:value-type="float">
            <text:p>7.77</text:p>
          </table:table-cell>
          <table:table-cell table:formula="of:=ROUND(AVERAGE([scores.F2:scores.F14]); 2)" office:value-type="float" office:value="5" calcext:value-type="float">
            <text:p>5</text:p>
          </table:table-cell>
          <table:table-cell table:formula="of:=ROUND(AVERAGE([scores.G2:scores.G14]); 2)" office:value-type="float" office:value="4.59" calcext:value-type="float">
            <text:p>4.59</text:p>
          </table:table-cell>
          <table:table-cell table:formula="of:=ROUND(AVERAGE([scores.H2:scores.H14]); 2)" office:value-type="float" office:value="6.9" calcext:value-type="float">
            <text:p>6.9</text:p>
          </table:table-cell>
          <table:table-cell table:formula="of:=ROUND(AVERAGE([scores.I2:scores.I14]); 2)" office:value-type="float" office:value="5.78" calcext:value-type="float">
            <text:p>5.78</text:p>
          </table:table-cell>
          <table:table-cell table:formula="of:=ROUND(AVERAGE([#REF!]); 2)" office:value-type="string" office:string-value="" calcext:value-type="error">
            <text:p>#REF!</text:p>
          </table:table-cell>
          <table:table-cell table:formula="of:=ROUND(AVERAGE([scores.J2:scores.J14]); 2)" office:value-type="float" office:value="5.65" calcext:value-type="float">
            <text:p>5.65</text:p>
          </table:table-cell>
          <table:table-cell table:formula="of:=ROUND(AVERAGE([scores.K2:scores.K14]); 2)" office:value-type="float" office:value="4.82" calcext:value-type="float">
            <text:p>4.82</text:p>
          </table:table-cell>
          <table:table-cell table:formula="of:=ROUND(AVERAGE([scores.L2:scores.L14]); 2)" office:value-type="float" office:value="4.77" calcext:value-type="float">
            <text:p>4.77</text:p>
          </table:table-cell>
          <table:table-cell table:formula="of:=ROUND(AVERAGE([scores.M2:scores.M14]); 2)" office:value-type="float" office:value="5.68" calcext:value-type="float">
            <text:p>5.68</text:p>
          </table:table-cell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scores.B4:scores.B14])" office:value-type="float" office:value="6.75" calcext:value-type="float">
            <text:p>6.75</text:p>
          </table:table-cell>
          <table:table-cell table:formula="of:=MEDIAN([scores.C4:scores.C14])" office:value-type="float" office:value="7" calcext:value-type="float">
            <text:p>7</text:p>
          </table:table-cell>
          <table:table-cell table:formula="of:=MEDIAN([scores.D4:scores.D14])" office:value-type="float" office:value="7.025" calcext:value-type="float">
            <text:p>7.025</text:p>
          </table:table-cell>
          <table:table-cell table:formula="of:=MEDIAN([scores.E4:scores.E14])" office:value-type="float" office:value="7.875" calcext:value-type="float">
            <text:p>7.875</text:p>
          </table:table-cell>
          <table:table-cell table:formula="of:=MEDIAN([scores.F4:scores.F14])" office:value-type="float" office:value="5" calcext:value-type="float">
            <text:p>5</text:p>
          </table:table-cell>
          <table:table-cell table:formula="of:=MEDIAN([scores.G4:scores.G14])" office:value-type="float" office:value="4.55" calcext:value-type="float">
            <text:p>4.55</text:p>
          </table:table-cell>
          <table:table-cell table:formula="of:=MEDIAN([scores.H4:scores.H14])" office:value-type="float" office:value="7.375" calcext:value-type="float">
            <text:p>7.375</text:p>
          </table:table-cell>
          <table:table-cell table:formula="of:=MEDIAN([scores.I4:scores.I14])" office:value-type="float" office:value="5.65" calcext:value-type="float">
            <text:p>5.65</text:p>
          </table:table-cell>
          <table:table-cell table:formula="of:=MEDIAN([#REF!])" office:value-type="string" office:string-value="" calcext:value-type="error">
            <text:p>#REF!</text:p>
          </table:table-cell>
          <table:table-cell table:formula="of:=MEDIAN([scores.J4:scores.J14])" office:value-type="float" office:value="6" calcext:value-type="float">
            <text:p>6</text:p>
          </table:table-cell>
          <table:table-cell table:formula="of:=MEDIAN([scores.K4:scores.K14])" office:value-type="float" office:value="5" calcext:value-type="float">
            <text:p>5</text:p>
          </table:table-cell>
          <table:table-cell table:formula="of:=MEDIAN([scores.L4:scores.L14])" office:value-type="float" office:value="5.1" calcext:value-type="float">
            <text:p>5.1</text:p>
          </table:table-cell>
          <table:table-cell table:formula="of:=MEDIAN([scores.M4:scores.M14])" office:value-type="float" office:value="5.6" calcext:value-type="float">
            <text:p>5.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Medi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ste of Death</text:p>
          </table:table-cell>
          <table:table-cell table:formula="of:=ROUND(AVERAGE([scores.B2:scores.Y2]); 2)" office:value-type="float" office:value="5.49" calcext:value-type="float">
            <text:p>5.49</text:p>
          </table:table-cell>
          <table:table-cell table:formula="of:=MEDIAN([scores.B2:scores.Y2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nted, Wasted</text:p>
          </table:table-cell>
          <table:table-cell table:formula="of:=ROUND(AVERAGE([scores.B3:scores.Y3]); 2)" office:value-type="float" office:value="6.63" calcext:value-type="float">
            <text:p>6.63</text:p>
          </table:table-cell>
          <table:table-cell table:formula="of:=MEDIAN([scores.B3:scores.Y3])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’m Greedy</text:p>
          </table:table-cell>
          <table:table-cell table:formula="of:=ROUND(AVERAGE([scores.B4:scores.Y4]); 2)" office:value-type="float" office:value="2.39" calcext:value-type="float">
            <text:p>2.39</text:p>
          </table:table-cell>
          <table:table-cell table:formula="of:=MEDIAN([scores.B4:scores.Y4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ternet Brain Rot</text:p>
          </table:table-cell>
          <table:table-cell table:formula="of:=ROUND(AVERAGE([scores.B5:scores.Y5]); 2)" office:value-type="float" office:value="5.43" calcext:value-type="float">
            <text:p>5.43</text:p>
          </table:table-cell>
          <table:table-cell table:formula="of:=MEDIAN([scores.B5:scores.Y5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ZUMI Scheme</text:p>
          </table:table-cell>
          <table:table-cell table:formula="of:=ROUND(AVERAGE([scores.B6:scores.Y6]); 2)" office:value-type="float" office:value="6.4" calcext:value-type="float">
            <text:p>6.4</text:p>
          </table:table-cell>
          <table:table-cell table:formula="of:=MEDIAN([scores.B6:scores.Y6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l food</text:p>
          </table:table-cell>
          <table:table-cell table:formula="of:=ROUND(AVERAGE([scores.B7:scores.Y7]); 2)" office:value-type="float" office:value="5.76" calcext:value-type="float">
            <text:p>5.76</text:p>
          </table:table-cell>
          <table:table-cell table:formula="of:=MEDIAN([scores.B7:scores.Y7])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NGECORE</text:p>
          </table:table-cell>
          <table:table-cell table:formula="of:=ROUND(AVERAGE([scores.B8:scores.Y8]); 2)" office:value-type="float" office:value="5.16" calcext:value-type="float">
            <text:p>5.16</text:p>
          </table:table-cell>
          <table:table-cell table:formula="of:=MEDIAN([scores.B8:scores.Y8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nce Past Midnight</text:p>
          </table:table-cell>
          <table:table-cell table:formula="of:=ROUND(AVERAGE([scores.B9:scores.Y9]); 2)" office:value-type="float" office:value="7.48" calcext:value-type="float">
            <text:p>7.48</text:p>
          </table:table-cell>
          <table:table-cell table:formula="of:=MEDIAN([scores.B9:scores.Y9])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ath Sentence</text:p>
          </table:table-cell>
          <table:table-cell table:formula="of:=ROUND(AVERAGE([scores.B10:scores.Y10]); 2)" office:value-type="float" office:value="4.77" calcext:value-type="float">
            <text:p>4.77</text:p>
          </table:table-cell>
          <table:table-cell table:formula="of:=MEDIAN([scores.B10:scores.Y10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ss slipper</text:p>
          </table:table-cell>
          <table:table-cell table:formula="of:=ROUND(AVERAGE([scores.B11:scores.Y11]); 2)" office:value-type="float" office:value="8.28" calcext:value-type="float">
            <text:p>8.28</text:p>
          </table:table-cell>
          <table:table-cell table:formula="of:=MEDIAN([scores.B11:scores.Y11])" office:value-type="float" office:value="8" calcext:value-type="float">
            <text:p>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09:55:36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0:18:22.132000000</meta:creation-date>
    <dc:date>2022-12-18T00:10:24.610000000</dc:date>
    <meta:editing-duration>PT4H42M4S</meta:editing-duration>
    <meta:editing-cycles>18</meta:editing-cycles>
    <meta:generator>LibreOffice/7.3.2.2$Windows_X86_64 LibreOffice_project/49f2b1bff42cfccbd8f788c8dc32c1c309559be0</meta:generator>
    <meta:document-statistic meta:table-count="2" meta:cell-count="320" meta:object-count="0"/>
  </office:meta>
</office:document-meta>
</file>